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#000000" fo:padding="0.0382in" fo:border="0.05pt solid #000000">
        <style:background-image/>
      </style:table-cell-properties>
    </style:style>
    <style:style style:name="Table2" style:family="table">
      <style:table-properties style:width="6.925in" table:align="margins" style:shadow="none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background-color="#000000" fo:padding="0.0382in" fo:border="0.05pt solid #000000">
        <style:background-image/>
      </style:table-cell-properties>
    </style:style>
    <style:style style:name="Table3" style:family="table">
      <style:table-properties style:width="6.925in" table:align="margins" style:shadow="none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background-color="#000000" fo:padding="0.0382in" fo:border="0.05pt solid #000000">
        <style:background-image/>
      </style:table-cell-properties>
    </style:style>
    <style:style style:name="Table4" style:family="table">
      <style:table-properties style:width="6.925in" table:align="margins" style:shadow="none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background-color="#000000" fo:padding="0.0382in" fo:border="0.05pt solid #000000">
        <style:background-image/>
      </style:table-cell-properties>
    </style:style>
    <style:style style:name="Table5" style:family="table">
      <style:table-properties style:width="6.925in" table:align="margins" style:shadow="none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background-color="#000000" fo:padding="0.0382in" fo:border="0.05pt solid #000000">
        <style:background-image/>
      </style:table-cell-properties>
    </style:style>
    <style:style style:name="Table6" style:family="table">
      <style:table-properties style:width="6.925in" table:align="margins" style:shadow="none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Text_20_body">
      <style:text-properties officeooo:rsid="00ba1ae0" officeooo:paragraph-rsid="01093b97"/>
    </style:style>
    <style:style style:name="P2" style:family="paragraph" style:parent-style-name="Text_20_body">
      <style:text-properties fo:font-size="12pt" officeooo:rsid="012e4bb0" officeooo:paragraph-rsid="01402fc2" style:font-size-asian="12pt" style:font-size-complex="12pt"/>
    </style:style>
    <style:style style:name="P3" style:family="paragraph" style:parent-style-name="Text_20_body">
      <style:text-properties fo:font-size="12pt" officeooo:rsid="01402fc2" officeooo:paragraph-rsid="01402fc2" style:font-size-asian="12pt" style:font-size-complex="12pt"/>
    </style:style>
    <style:style style:name="P4" style:family="paragraph" style:parent-style-name="Text_20_body">
      <style:text-properties fo:font-size="12pt" officeooo:rsid="01414999" officeooo:paragraph-rsid="01414999" style:font-size-asian="12pt" style:font-size-complex="12pt"/>
    </style:style>
    <style:style style:name="P5" style:family="paragraph" style:parent-style-name="Text_20_body">
      <style:text-properties fo:font-size="12pt" officeooo:rsid="01414999" officeooo:paragraph-rsid="014248d3" style:font-size-asian="12pt" style:font-size-complex="12pt"/>
    </style:style>
    <style:style style:name="P6" style:family="paragraph" style:parent-style-name="Text_20_body">
      <style:text-properties fo:font-size="12pt" officeooo:rsid="01414999" officeooo:paragraph-rsid="0147e280" style:font-size-asian="12pt" style:font-size-complex="12pt"/>
    </style:style>
    <style:style style:name="P7" style:family="paragraph" style:parent-style-name="Text_20_body">
      <style:text-properties fo:font-size="12pt" officeooo:rsid="014248d3" officeooo:paragraph-rsid="014248d3" style:font-size-asian="12pt" style:font-size-complex="12pt"/>
    </style:style>
    <style:style style:name="P8" style:family="paragraph" style:parent-style-name="Text_20_body">
      <style:text-properties fo:font-size="12pt" officeooo:rsid="01433fb0" officeooo:paragraph-rsid="01433fb0" style:font-size-asian="12pt" style:font-size-complex="12pt"/>
    </style:style>
    <style:style style:name="P9" style:family="paragraph" style:parent-style-name="Text_20_body">
      <style:text-properties fo:font-size="12pt" officeooo:rsid="0147212d" officeooo:paragraph-rsid="0147212d" style:font-size-asian="12pt" style:font-size-complex="12pt"/>
    </style:style>
    <style:style style:name="P10" style:family="paragraph" style:parent-style-name="Text_20_body">
      <style:text-properties fo:font-size="12pt" officeooo:rsid="0147e280" officeooo:paragraph-rsid="0147e280" style:font-size-asian="12pt" style:font-size-complex="12pt"/>
    </style:style>
    <style:style style:name="P11" style:family="paragraph" style:parent-style-name="Text_20_body">
      <style:text-properties fo:font-size="12pt" officeooo:rsid="0148d2d2" officeooo:paragraph-rsid="0148d2d2" style:font-size-asian="12pt" style:font-size-complex="12pt"/>
    </style:style>
    <style:style style:name="P12" style:family="paragraph" style:parent-style-name="Text_20_body">
      <style:text-properties officeooo:rsid="01402fc2" officeooo:paragraph-rsid="01402fc2"/>
    </style:style>
    <style:style style:name="P13" style:family="paragraph" style:parent-style-name="Heading_20_1">
      <style:text-properties style:font-name="Liberation Serif" fo:font-size="16pt" officeooo:rsid="002fd4f2" officeooo:paragraph-rsid="002fd4f2" style:font-size-asian="16pt" style:font-size-complex="16pt"/>
    </style:style>
    <style:style style:name="P14" style:family="paragraph" style:parent-style-name="Heading_20_2">
      <style:text-properties style:font-name="Liberation Serif" fo:font-size="14pt" officeooo:rsid="00a3fbe1" officeooo:paragraph-rsid="00a3fbe1" style:font-size-asian="14pt" style:font-size-complex="14pt"/>
    </style:style>
    <style:style style:name="P15" style:family="paragraph" style:parent-style-name="Heading_20_2">
      <style:text-properties fo:font-size="14pt" style:font-size-asian="14pt" style:font-size-complex="14pt"/>
    </style:style>
    <style:style style:name="P16" style:family="paragraph" style:parent-style-name="Heading_20_2">
      <style:text-properties fo:font-size="14pt" officeooo:rsid="01402fc2" officeooo:paragraph-rsid="01402fc2" style:font-size-asian="14pt" style:font-size-complex="14pt"/>
    </style:style>
    <style:style style:name="P17" style:family="paragraph" style:parent-style-name="Table_20_Contents">
      <style:text-properties style:font-name="Liberation Mono" fo:font-size="8pt" officeooo:rsid="01414999" officeooo:paragraph-rsid="01414999" style:font-size-asian="8pt" style:font-size-complex="8pt"/>
    </style:style>
    <style:style style:name="P18" style:family="paragraph" style:parent-style-name="Table_20_Contents">
      <style:text-properties style:font-name="Liberation Mono" fo:font-size="8pt" officeooo:rsid="01414999" officeooo:paragraph-rsid="014248d3" style:font-size-asian="8pt" style:font-size-complex="8pt"/>
    </style:style>
    <style:style style:name="P19" style:family="paragraph" style:parent-style-name="Table_20_Contents">
      <style:text-properties style:font-name="Liberation Mono" fo:font-size="8pt" officeooo:rsid="0147e280" officeooo:paragraph-rsid="0147e280" style:font-size-asian="8pt" style:font-size-complex="8pt"/>
    </style:style>
    <style:style style:name="T1" style:family="text">
      <style:text-properties style:font-name="Liberation Serif" fo:font-size="12pt" officeooo:rsid="00be606b" style:font-size-asian="10.5pt" style:font-size-complex="12pt"/>
    </style:style>
    <style:style style:name="T2" style:family="text">
      <style:text-properties style:font-name="Liberation Serif" fo:font-size="12pt" officeooo:rsid="012e4bb0" style:font-size-asian="12pt" style:font-size-complex="12pt"/>
    </style:style>
    <style:style style:name="T3" style:family="text">
      <style:text-properties style:font-name="Liberation Serif" fo:font-size="12pt" officeooo:rsid="013ebdba" style:font-size-asian="12pt" style:font-size-complex="12pt"/>
    </style:style>
    <style:style style:name="T4" style:family="text">
      <style:text-properties style:font-name="Liberation Serif" fo:font-size="12pt" officeooo:rsid="01402fc2" style:font-size-asian="12pt" style:font-size-complex="12pt"/>
    </style:style>
    <style:style style:name="T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erif" fo:font-size="12pt" fo:font-weight="normal" officeooo:rsid="012fd0fb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fo:font-weight="normal" officeooo:rsid="012e4bb0" style:font-size-asian="12pt" style:font-weight-asian="normal" style:font-size-complex="12pt" style:font-weight-complex="normal"/>
    </style:style>
    <style:style style:name="T8" style:family="text">
      <style:text-properties officeooo:rsid="00a27f03"/>
    </style:style>
    <style:style style:name="T9" style:family="text">
      <style:text-properties officeooo:rsid="00a8bc8b"/>
    </style:style>
    <style:style style:name="T10" style:family="text">
      <style:text-properties officeooo:rsid="00ba1ae0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1402fc2" style:font-weight-asian="normal" style:font-weight-complex="normal"/>
    </style:style>
    <style:style style:name="T13" style:family="text">
      <style:text-properties fo:font-weight="normal" officeooo:rsid="014248d3" style:font-weight-asian="normal" style:font-weight-complex="normal"/>
    </style:style>
    <style:style style:name="T14" style:family="text">
      <style:text-properties fo:font-weight="normal" officeooo:rsid="01414999" style:font-weight-asian="normal" style:font-weight-complex="normal"/>
    </style:style>
    <style:style style:name="T15" style:family="text">
      <style:text-properties fo:font-weight="normal" officeooo:rsid="0147e280" style:font-weight-asian="normal" style:font-weight-complex="normal"/>
    </style:style>
    <style:style style:name="T16" style:family="text">
      <style:text-properties fo:font-weight="normal" officeooo:rsid="0148d2d2" style:font-weight-asian="normal" style:font-weight-complex="normal"/>
    </style:style>
    <style:style style:name="T17" style:family="text">
      <style:text-properties officeooo:rsid="014248d3"/>
    </style:style>
    <style:style style:name="T18" style:family="text">
      <style:text-properties fo:font-size="12pt" officeooo:rsid="014248d3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CST<text:span text:style-name="T8">0006</text:span> – <text:span text:style-name="T10">Computer Programming Foundations</text:span></text:h>
      <text:h text:style-name="P14" text:outline-level="2">INTRODUCTION <text:span text:style-name="T9">to WEEK05</text:span></text:h>
      <text:p text:style-name="P1"><text:span text:style-name="T1">In this lecture and lab section we are going to </text:span><text:span text:style-name="T2">go over all the things we learned in this weeks lecture. <text:s/>We will </text:span><text:span text:style-name="T3">use variables and data types, change them, add them together and just have fun exploring what they can and can’t do. <text:s/></text:span><text:span text:style-name="T4">Understanding data types is a foundational block in building a functional program.</text:span></text:p>
      <text:p text:style-name="P12"><text:span text:style-name="T6">F</text:span><text:span text:style-name="T5">or the Python work we can just save a “test.py” file within our </text:span><text:span text:style-name="T7">“2018W_CST0006_LAB0</text:span><text:span text:style-name="T5">5</text:span><text:span text:style-name="T7">” </text:span><text:span text:style-name="T5">folder.</text:span></text:p>
      <text:h text:style-name="P16" text:outline-level="2">Variables</text:h>
      <text:p text:style-name="P2"><text:span text:style-name="T12">We are going to test the </text:span><text:span text:style-name="T15">variables in</text:span><text:span text:style-name="T12"> a scripted language.</text:span></text:p>
      <text:p text:style-name="P3"><text:span text:style-name="T11">Open the python interpreter in your chosen operating system.</text:span></text:p>
      <text:p text:style-name="P3"><text:span text:style-name="T11">For Linux/Mac type python3 on the command line. <text:s/>For windows </text:span><text:span text:style-name="T13">open IDLE.</text:span></text:p>
      <text:p text:style-name="P4"><text:span text:style-name="T11">Now, type the following and hit enter: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7">1 + 1</text:p>
          </table:table-cell>
        </table:table-row>
      </table:table>
      <text:p text:style-name="P4"><text:span text:style-name="T11"/></text:p>
      <text:p text:style-name="P4"><text:span text:style-name="T12">Y</text:span><text:span text:style-name="T11">ou should see the number 2. <text:s/>Python interpreted the line, did the mathematical calculation and printed the result. <text:s/>Normally in most languages, this is done manually in 2-3 steps.</text:span></text:p>
      <text:p text:style-name="P4"><text:span text:style-name="T11">Now we’re going to test this in Thonny, c</text:span><text:span text:style-name="T12">reate a test.py file in Thonny if you haven’t already done so.</text:span></text:p>
      <text:p text:style-name="P4"><text:span text:style-name="T12">I</text:span><text:span text:style-name="T11">n Thonny, under the Shell tab, type the following and hit enter: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7">1 + 1</text:p>
          </table:table-cell>
        </table:table-row>
      </table:table>
      <text:p text:style-name="P4"><text:span text:style-name="T11"/></text:p>
      <text:p text:style-name="P4"><text:span text:style-name="T11">You </text:span><text:span text:style-name="T13">should see a 2</text:span><text:span text:style-name="T11">. <text:s/></text:span><text:span text:style-name="T15">Thonny has a built-in shell like we get with IDLE or from the *nix command line.</text:span><text:span text:style-name="T13">(If you get anything different, it’s probably an oversight by the Thonny development team).</text:span></text:p>
      <text:p text:style-name="P7"><text:span text:style-name="T11">Now in the Editor tab (test.py) we are going to create a script that does the same thing</text:span><text:span text:style-name="T14">, type the following and </text:span><text:span text:style-name="T11">run the code</text:span><text:span text:style-name="T14">: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8">1 + 1</text:p>
          </table:table-cell>
        </table:table-row>
      </table:table>
      <text:p text:style-name="P5"><text:span text:style-name="T11"/></text:p>
      <text:p text:style-name="P7"><text:span text:style-name="T11">Nothing Happened? <text:s/>That’s because we’re running from a script, and we need to specifically tell the Python interpreter to do what we want it to do.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8"><text:span text:style-name="T17">print(</text:span>1 + 1<text:span text:style-name="T17">)</text:span></text:p>
          </table:table-cell>
        </table:table-row>
      </table:table>
      <text:p text:style-name="P5"><text:span text:style-name="T11"/></text:p>
      <text:h text:style-name="P15" text:outline-level="2"><text:soft-page-break/>Data Types</text:h>
      <text:p text:style-name="P8"><text:span text:style-name="T11">Next we are going to explore the different data types we can play with.</text:span></text:p>
      <text:p text:style-name="P9"><text:span text:style-name="T11">To do this, we are going to create a variable in Python </text:span><text:span text:style-name="T15">by using the assignment operator.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9">num = 1</text:p>
          </table:table-cell>
        </table:table-row>
      </table:table>
      <text:p text:style-name="P6"><text:span text:style-name="T15"/></text:p>
      <text:p text:style-name="P10"><text:span text:style-name="T11">Now we can print the data type of our variable called “num”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9">print(type(num))</text:p>
          </table:table-cell>
        </table:table-row>
      </table:table>
      <text:p text:style-name="P6"><text:span text:style-name="T15"/></text:p>
      <text:p text:style-name="P10"><text:span text:style-name="T11">Here we are using two different functions. <text:s/>The type function which takes a parameter and prints its type. <text:s/>In this case, we are using a variable that is holding an integer. <text:s/></text:span><text:span text:style-name="T16">However, because we are running this as a script, we also need to use the print() function.</text:span></text:p>
      <text:p text:style-name="P11"><text:span text:style-name="T11">You can try to use type in the shell, which will print the type as well.</text:span></text:p>
      <text:p text:style-name="P11"><text:span text:style-name="T11">For the rest of the lab, use the answer sheet. <text:s/>Fill it out and submit for marks.</text:span></text:p>
      <text:p text:style-name="P10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shadow="none" style:writing-mode="page"/>
      <style:text-properties style:font-name="Liberation Serif1" fo:font-family="'Liberation Serif'" style:font-style-name="Bold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139in" fo:margin-bottom="0.0835in" loext:contextual-spacing="false" style:page-number="auto" fo:background-color="transparent" style:shadow="none" style:writing-mode="page">
        <style:tab-stops/>
      </style:paragraph-properties>
      <style:text-properties style:font-name="Liberation Serif1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style:writing-mode="page"/>
      <style:text-properties style:font-name="Liberation Serif1" fo:font-family="'Liberation Serif'" style:font-style-name="Bold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ource Han Sans CN Regular" style:font-family-asian="'Source Han Sans CN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ource Han Sans CN Regular" style:font-family-asian="'Source Han Sans CN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$Build-1</meta:generator>
    <dc:date>2018-03-01T13:12:56.994318694</dc:date>
    <dc:creator>Cory Hilliard</dc:creator>
    <meta:editing-duration>P4DT14H6M49S</meta:editing-duration>
    <meta:editing-cycles>97</meta:editing-cycles>
    <meta:document-statistic meta:table-count="6" meta:image-count="0" meta:object-count="0" meta:page-count="2" meta:paragraph-count="28" meta:word-count="406" meta:character-count="2219" meta:non-whitespace-character-count="1829"/>
  </office:meta>
</office:document-meta>
</file>